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4"/>
    <style:style style:name="P31" style:family="paragraph" style:parent-style-name="Heading_20_1" style:list-style-name="WWNum4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8. (Presencial) Activitats a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2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3"><text:a xlink:type="simple" xlink:href="#_2itjvswydgw7" text:style-name="Index_20_Link" text:visited-style-name="Index_20_Link"><text:span text:style-name="T16">Citació demostració d’autoria dels exercicis i castic per còpia</text:span></text:a><text:span text:style-name="T16"><text:tab/>3</text:span></text:p>
          <text:p text:style-name="P13"><text:a xlink:type="simple" xlink:href="#_42r7h17vh8ep" text:style-name="Index_20_Link" text:visited-style-name="Index_20_Link"><text:span text:style-name="T16">Activitats</text:span></text:a><text:span text:style-name="T16"><text:tab/>4</text:span></text:p>
          <text:p text:style-name="P14"><text:a xlink:type="simple" xlink:href="#_ahjbpqqme8e0" text:style-name="Index_20_Link" text:visited-style-name="Index_20_Link"><text:span text:style-name="T16">Activitat 01</text:span></text:a><text:span text:style-name="T16"><text:tab/>4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4">UD08. Activitats avaluables 02 (Presencial)</text:span></text:p>
      <text:list xml:id="list3219601600" text:style-name="WWNum4">
        <text:list-item>
          <text:p text:style-name="P31"><text:bookmark text:name="_dbh0n1vac4c8"/>Data d’entrega</text:p>
        </text:list-item>
      </text:list>
      <text:p text:style-name="Standard"><text:span text:style-name="T10">Data límit d'entrega: </text:span><text:span text:style-name="T17">Dimarts 18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5255664844943" text:continue-numbering="true" text:style-name="WWNum4">
        <text:list-item>
          <text:p text:style-name="P31"><text:bookmark text:name="_9maybllx2a09"/>Observacions prèvies a la realització de la tasca avaluables</text:p>
        </text:list-item>
      </text:list>
      <text:list xml:id="list3039392916" text:style-name="WWNum3">
        <text:list-item>
          <text:p text:style-name="P23"><text:soft-page-break/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7">Nota: podeu fer els comentaris dels programes a la llengua que vulgueu (Castellà, Valencià o Anglés).</text:span></text:p>
            </text:list-item>
          </text:list>
        </text:list-item>
      </text:list>
      <text:list xml:id="list954872452" text:style-name="WWNum1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25254593027529" text:continue-list="list25255664844943" text:style-name="WWNum4">
        <text:list-item>
          <text:p text:style-name="P30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7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19">La còpia es castiga amb el suspens del mòdul complet.</text:span></text:p>
      <text:list xml:id="list25254250967284" text:continue-numbering="true" text:style-name="WWNum4">
        <text:list-item>
          <text:p text:style-name="P31"><text:bookmark text:name="_42r7h17vh8ep"/>Activitats</text:p>
          <text:list>
            <text:list-item>
              <text:p text:style-name="P30"><text:bookmark text:name="_ahjbpqqme8e0"/>Activitat 01</text:p>
            </text:list-item>
          </text:list>
        </text:list-item>
      </text:list>
      <text:p text:style-name="Standard">En aquesta activitat es vol que l’alumnat faça un projecte d’un mòdul en Odoo orientat per un negoci, associació, interés particular, etc.</text:p>
      <text:p text:style-name="Standard"/>
      <text:p text:style-name="Standard">Si voleu fer una proposta particular, podeu contactar amb mi i fer una proposta que tinga una dificultat similar a la proposta següent.</text:p>
      <text:p text:style-name="Standard"><text:s/></text:p>
      <text:p text:style-name="Standard">Si algú no vol fer una proposta, deixe una proposta de gestió d’una empresa de repartidors.</text:p>
      <text:p text:style-name="Standard"/>
      <text:p text:style-name="Standard"><text:soft-page-break/><text:span text:style-name="T10">Proposta “Empresa de repartidors”:</text:span></text:p>
      <text:p text:style-name="Standard"/>
      <text:list xml:id="list3772701963" text:style-name="WWNum2">
        <text:list-item>
          <text:p text:style-name="P24">La nostra empresa té empleats que poden o no tindre carnet de ciclomotor o furgoneta. A banda d’una foto i dades típiques de les persones (nom, cognom, DNI i telèfon).</text:p>
        </text:list-item>
        <text:list-item>
          <text:p text:style-name="P26">Tots els vehicles estan enregistrats i es guarda el tipus, matrícula (si tenen), foto i descripció.</text:p>
        </text:list-item>
        <text:list-item>
          <text:p text:style-name="P26">De cada client s’emmagatzema el DNI, nom, cognoms i telèfon.</text:p>
        </text:list-item>
        <text:list-item>
          <text:p text:style-name="P26">Cada repartiment té un codi autonumeric únic, una data i hora d'inici i una de retorn, a més d'una data de recepció, un repartidor, un vehicle, els kilòmetres del repartiment, els pes(kg) i volum del paquet, observacions, estat de l'entrega (no ha eixit, de camí o entregada), el client emissor i les dades del receptor.</text:p>
        </text:list-item>
        <text:list-item>
          <text:p text:style-name="P26">No es pot crear un viatge si l'empleat no té el carnet.</text:p>
        </text:list-item>
        <text:list-item>
          <text:p text:style-name="P26">No es pot crear un viatge si l'empleat o vehicle estan ja de viatge.</text:p>
        </text:list-item>
        <text:list-item>
          <text:p text:style-name="P26">Els repartiments estan ordenats per data de recepció i urgència. Per a la urgència hi ha categories (òrgans humans, aliments refrigerats, aliments, alta prioritat, baixa prioritat)</text:p>
        </text:list-item>
        <text:list-item>
          <text:p text:style-name="P26">Els repartiments de més de 10 km no es poden fer en bicicleta.</text:p>
        </text:list-item>
        <text:list-item>
          <text:p text:style-name="P26">Els repartiments de menys d'1 km no es pot fer en furgoneta.</text:p>
        </text:list-item>
        <text:list-item>
          <text:p text:style-name="P26">Cal mostrar la llista dels repartiments amb diferents colors segons l’estat (no ha eixit, de camí o entregada), etc.</text:p>
        </text:list-item>
        <text:list-item>
          <text:p text:style-name="P26">Cada empleat tindrà una llista dels repartiments que ha fet</text:p>
        </text:list-item>
        <text:list-item>
          <text:p text:style-name="P26">Cal fer un wizard per a crear els repartiments de forma simple.</text:p>
        </text:list-item>
        <text:list-item>
          <text:p text:style-name="P26">Cal fer un report que informe cada empleat de la llista de repartiments que té pendents d’eixida.</text:p>
        </text:list-item>
        <text:list-item>
          <text:p text:style-name="P28">Cal fer un Web Controller que indicant un codi de repartiment, torne el seu estat (no ha eixit, de camí o entregada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2</text:span></text:p>
      </style:header>
      <style:footer>
        <text:p text:style-name="MP4"><text:span text:style-name="MT1">Sistemes de gestió empresarial<text:tab/><text:tab/>UD08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3" meta:word-count="920" meta:character-count="5490" meta:non-whitespace-character-count="4620"/>
    <meta:generator>LibreOfficeDev/6.0.5.2$Linux_X86_64 LibreOffice_project/</meta:generator>
  </office:meta>
</office:document-meta>
</file>